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0052876A8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1"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language="pl" fo:country="P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language="pl" fo:country="PL"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margin-top="0cm" fo:margin-bottom="0cm" fo:line-height="100%" fo:text-align="end"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margin-left="0cm" fo:margin-right="0cm" fo:margin-top="0cm" fo:margin-bottom="0cm" fo:line-height="150%" fo:text-align="end"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0cm" fo:margin-right="0cm" fo:margin-top="0cm" fo:margin-bottom="0cm" fo:line-height="150%" fo:text-align="start"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text-properties style:font-name="Calibri" fo:font-size="12pt" fo:language="pl" fo:country="PL"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2pt" fo:language="pl" fo:country="PL" fo:font-weight="normal"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 fo:font-size="12pt" fo:language="pl" fo:country="PL" fo:font-weight="normal"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language="pl" fo:country="PL" fo:font-weight="normal"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12pt" fo:language="pl" fo:country="PL" fo:font-weight="normal"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fo:line-height="115%" fo:text-align="start" style:justify-single-word="false" fo:text-indent="0cm" style:auto-text-indent="false"/>
      <style:text-properties style:font-name="Calibri" fo:font-size="12pt" fo:language="pl" fo:country="PL" fo:font-weight="normal"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12pt" fo:language="pl" fo:country="PL" fo:font-weight="bold" style:font-size-asian="12pt" style:font-weight-asian="bold" style:font-size-complex="12pt" style:font-weight-complex="bold"/>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2pt" fo:language="pl" fo:country="PL" fo:font-weight="bold" style:font-size-asian="12pt" style:font-weight-asian="bold" style:font-size-complex="12pt"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 fo:font-size="12pt" fo:language="pl" fo:country="PL" style:font-size-asian="12pt" style:font-size-complex="12pt"/>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0pt" fo:language="pl" fo:country="PL"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fo:line-height="200%" fo:text-align="center" style:justify-single-word="false" fo:text-indent="0cm" style:auto-text-indent="false"/>
      <style:text-properties style:font-name="Calibri" fo:font-size="10pt" fo:language="pl" fo:country="PL"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0pt" fo:language="pl" fo:country="PL"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0pt" fo:language="pl" fo:country="PL"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0pt" fo:language="pl" fo:country="PL" fo:font-weight="normal" style:font-size-asian="10pt" style:font-weight-asian="normal" style:font-size-complex="10pt" style:font-weight-complex="normal"/>
    </style:style>
    <style:style style:name="P23"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10pt" fo:language="pl" fo:country="PL" fo:font-weight="normal"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32pt" fo:language="pl" fo:country="PL" fo:font-style="normal" fo:font-weight="normal" style:font-size-asian="32pt" style:font-style-asian="normal" style:font-weight-asian="normal" style:font-size-complex="32pt" style:font-style-complex="normal" style:font-weight-complex="normal"/>
    </style:style>
    <style:style style:name="P25"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28pt" fo:language="pl" fo:country="PL" fo:font-style="normal" fo:font-weight="normal" style:font-size-asian="28pt" style:font-style-asian="normal" style:font-weight-asian="normal" style:font-size-complex="28pt" style:font-style-complex="normal" style:font-weight-complex="normal"/>
    </style:style>
    <style:style style:name="P26"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19pt" fo:language="pl" fo:country="P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6pt" fo:language="pl" fo:country="PL" fo:font-style="normal"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6pt" fo:language="pl" fo:country="PL" fo:font-style="normal" fo:font-weight="normal" style:font-size-asian="16pt" style:font-style-asian="normal" style:font-weight-asian="normal" style:font-size-complex="16pt" style:font-style-complex="normal" style:font-weight-complex="normal"/>
    </style:style>
    <style:style style:name="P29" style:family="paragraph" style:parent-style-name="Standard">
      <style:paragraph-properties fo:margin-left="0cm" fo:margin-right="0cm" fo:margin-top="0cm" fo:margin-bottom="0cm" fo:line-height="115%" fo:text-align="center" style:justify-single-word="false" fo:text-indent="0cm" style:auto-text-indent="false"/>
      <style:text-properties style:font-name="Calibri" fo:font-size="20pt" fo:language="pl" fo:country="PL" fo:font-style="normal" fo:font-weight="bold" style:font-size-asian="20pt" style:font-style-asian="normal" style:font-weight-asian="bold" style:font-size-complex="20pt" style:font-style-complex="normal" style:font-weight-complex="bold"/>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20pt" fo:language="pl" fo:country="PL" fo:font-style="normal" fo:font-weight="bold" style:font-size-asian="20pt" style:font-style-asian="normal" style:font-weight-asian="bold" style:font-size-complex="20pt" style:font-style-complex="normal" style:font-weight-complex="bold"/>
    </style:style>
    <style:style style:name="P31"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3pt" fo:language="pl" fo:country="PL" fo:font-style="italic" fo:font-weight="normal" style:font-size-asian="13pt" style:font-style-asian="italic" style:font-weight-asian="normal" style:font-size-complex="13pt" style:font-style-complex="italic" style:font-weight-complex="normal"/>
    </style:style>
    <style:style style:name="P32"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3pt" fo:language="pl" fo:country="PL" fo:font-style="italic" fo:font-weight="normal" style:font-size-asian="13pt" style:font-style-asian="italic" style:font-weight-asian="normal" style:font-size-complex="13pt" style:font-style-complex="italic" style:font-weight-complex="normal"/>
    </style:style>
    <style:style style:name="P33" style:family="paragraph" style:parent-style-name="Standard">
      <style:paragraph-properties fo:margin-left="0cm" fo:margin-right="0cm" fo:margin-top="0cm" fo:margin-bottom="0cm" fo:line-height="150%" fo:text-align="center" style:justify-single-word="false" fo:text-indent="0cm" style:auto-text-indent="false"/>
      <style:text-properties style:font-name="Calibri" fo:font-size="13pt" fo:language="pl" fo:country="PL" fo:font-style="italic" fo:font-weight="normal" style:font-size-asian="13pt" style:font-style-asian="italic" style:font-weight-asian="normal" style:font-size-complex="13pt" style:font-style-complex="italic" style:font-weight-complex="normal"/>
    </style:style>
    <style:style style:name="P34" style:family="paragraph" style:parent-style-name="Standard">
      <style:paragraph-properties fo:margin-left="0cm" fo:margin-right="0cm" fo:margin-top="0cm" fo:margin-bottom="0cm" fo:line-height="115%" fo:text-align="start" style:justify-single-word="false" fo:text-indent="0cm" style:auto-text-indent="false"/>
      <style:text-properties style:font-name="Calibri" fo:font-size="13pt" fo:language="pl" fo:country="PL" fo:font-style="italic" fo:font-weight="normal" style:font-size-asian="13pt" style:font-style-asian="italic" style:font-weight-asian="normal" style:font-size-complex="13pt" style:font-style-complex="italic" style:font-weight-complex="normal"/>
    </style:style>
    <style:style style:name="P35" style:family="paragraph" style:parent-style-name="Standard">
      <style:paragraph-properties fo:margin-left="0cm" fo:margin-right="0cm" fo:margin-top="0cm" fo:margin-bottom="0cm" fo:line-height="115%" fo:text-align="start" style:justify-single-word="false" fo:text-indent="0cm" style:auto-text-indent="false"/>
      <style:text-properties style:font-name="Calibri" fo:font-size="13pt" fo:language="pl" fo:country="PL" fo:font-style="italic" fo:font-weight="bold" style:font-size-asian="13pt" style:font-style-asian="italic" style:font-weight-asian="bold" style:font-size-complex="13pt" style:font-style-complex="italic" style:font-weight-complex="bold"/>
    </style:style>
    <style:style style:name="P36"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3pt" fo:language="pl" fo:country="PL" fo:font-style="italic" fo:font-weight="bold" style:font-size-asian="13pt" style:font-style-asian="italic" style:font-weight-asian="bold" style:font-size-complex="13pt" style:font-style-complex="italic" style:font-weight-complex="bold"/>
    </style:style>
    <style:style style:name="P37" style:family="paragraph" style:parent-style-name="Standard">
      <style:paragraph-properties fo:margin-left="0cm" fo:margin-right="0cm" fo:margin-top="0cm" fo:margin-bottom="0cm" fo:line-height="100%" fo:text-align="end" style:justify-single-word="false" fo:text-indent="0cm" style:auto-text-indent="false"/>
      <style:text-properties style:font-name="Calibri" fo:font-size="13pt" fo:language="pl" fo:country="PL" fo:font-weight="bold" style:font-size-asian="13pt" style:font-weight-asian="bold" style:font-size-complex="13pt" style:font-weight-complex="bold"/>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3pt" fo:language="pl" fo:country="PL" fo:font-weight="bold" style:font-size-asian="13pt" style:font-weight-asian="bold" style:font-size-complex="13pt" style:font-weight-complex="bold"/>
    </style:style>
    <style:style style:name="P39" style:family="paragraph" style:parent-style-name="Standard">
      <style:paragraph-properties fo:margin-left="0cm" fo:margin-right="0cm" fo:margin-top="0cm" fo:margin-bottom="0cm" fo:line-height="100%" fo:text-align="end" style:justify-single-word="false" fo:text-indent="0cm" style:auto-text-indent="false"/>
      <style:text-properties style:font-name="Calibri" fo:font-size="13pt" fo:language="pl" fo:country="PL" fo:font-weight="normal" style:font-size-asian="13pt" style:font-weight-asian="normal" style:font-size-complex="13pt" style:font-weight-complex="normal"/>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3pt" fo:language="pl" fo:country="PL" fo:font-weight="normal" style:font-size-asian="13pt" style:font-weight-asian="normal" style:font-size-complex="13pt" style:font-weight-complex="normal"/>
    </style:style>
    <style:style style:name="P41" style:family="paragraph" style:parent-style-name="Standard">
      <style:paragraph-properties fo:margin-left="0cm" fo:margin-right="0cm" fo:margin-top="0cm" fo:margin-bottom="0cm" fo:line-height="150%" fo:text-align="end" style:justify-single-word="false" fo:text-indent="0cm" style:auto-text-indent="false"/>
      <style:text-properties style:font-name="Calibri" fo:font-size="13pt" fo:language="pl" fo:country="PL" fo:font-weight="normal" style:font-size-asian="13pt" style:font-weight-asian="normal" style:font-size-complex="13pt" style:font-weight-complex="normal"/>
    </style:style>
    <style:style style:name="P42" style:family="paragraph" style:parent-style-name="Standard">
      <style:paragraph-properties fo:margin-left="0cm" fo:margin-right="0cm" fo:margin-top="0cm" fo:margin-bottom="0cm" fo:line-height="115%" fo:text-align="start" style:justify-single-word="false" fo:text-indent="0cm" style:auto-text-indent="false"/>
      <style:text-properties style:font-name="Calibri" fo:font-size="13pt" fo:language="pl" fo:country="PL" fo:font-style="normal" fo:font-weight="normal" style:font-size-asian="13pt" style:font-style-asian="normal" style:font-weight-asian="normal" style:font-size-complex="13pt" style:font-style-complex="normal" style:font-weight-complex="norm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7pt" fo:language="pl" fo:country="PL" fo:font-style="normal" fo:font-weight="normal" style:font-size-asian="17pt" style:font-style-asian="normal" style:font-weight-asian="normal" style:font-size-complex="17pt" style:font-style-complex="normal" style:font-weight-complex="normal"/>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5pt" fo:language="pl" fo:country="P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5pt" fo:language="pl" fo:country="PL" fo:font-style="italic" fo:font-weight="bold" style:font-size-asian="15pt" style:font-style-asian="italic" style:font-weight-asian="bold" style:font-size-complex="15pt" style:font-style-complex="italic" style:font-weight-complex="bold"/>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5pt" fo:language="pl" fo:country="PL" fo:font-style="italic" fo:font-weight="normal" style:font-size-asian="15pt" style:font-style-asian="italic" style:font-weight-asian="normal" style:font-size-complex="15pt" style:font-style-complex="italic" style:font-weight-complex="normal"/>
    </style:style>
    <style:style style:name="P47" style:family="paragraph" style:parent-style-name="Standard">
      <style:paragraph-properties fo:margin-left="0cm" fo:margin-right="0cm" fo:margin-top="0cm" fo:margin-bottom="0cm" fo:line-height="100%" fo:text-align="end" style:justify-single-word="false" fo:text-indent="0cm" style:auto-text-indent="false"/>
      <style:text-properties style:font-name="Calibri" fo:font-size="11pt" fo:language="pl" fo:country="PL" fo:font-style="italic" fo:font-weight="normal" style:font-size-asian="11pt" style:font-style-asian="italic" style:font-weight-asian="normal" style:font-size-complex="11pt" style:font-style-complex="italic" style:font-weight-complex="normal"/>
    </style:style>
    <style:style style:name="P48"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1pt" fo:language="pl" fo:country="PL" fo:font-style="italic" fo:font-weight="normal" style:font-size-asian="11pt" style:font-style-asian="italic" style:font-weight-asian="normal" style:font-size-complex="11pt" style:font-style-complex="italic" style:font-weight-complex="norm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1pt" fo:language="pl" fo:country="PL" fo:font-style="italic" fo:font-weight="normal" style:font-size-asian="11pt" style:font-style-asian="italic" style:font-weight-asian="normal" style:font-size-complex="11pt" style:font-style-complex="italic" style:font-weight-complex="normal"/>
    </style:style>
    <style:style style:name="P50" style:family="paragraph" style:parent-style-name="Standard">
      <style:paragraph-properties fo:margin-left="0cm" fo:margin-right="0cm" fo:margin-top="0cm" fo:margin-bottom="0cm" fo:line-height="115%" fo:text-align="start" style:justify-single-word="false" fo:text-indent="0cm" style:auto-text-indent="false"/>
      <style:text-properties style:font-name="Calibri" fo:font-size="11pt" fo:language="pl" fo:country="PL" fo:font-weight="normal" style:font-size-asian="11pt" style:font-weight-asian="normal" style:font-size-complex="11pt" style:font-weight-complex="norm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1pt" fo:language="pl" fo:country="PL" fo:font-weight="normal" style:font-size-asian="11pt" style:font-weight-asian="normal" style:font-size-complex="11pt" style:font-weight-complex="norm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1pt" fo:language="pl" fo:country="PL"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6pt" fo:language="pl" fo:country="PL" fo:font-style="italic" fo:font-weight="normal" style:font-size-asian="6pt" style:font-style-asian="italic" style:font-weight-asian="normal" style:font-size-complex="6pt" style:font-style-complex="italic" style:font-weight-complex="normal"/>
    </style:style>
    <style:style style:name="P54"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6pt" fo:language="pl" fo:country="PL" fo:font-weight="normal" style:font-size-asian="6pt" style:font-weight-asian="normal" style:font-size-complex="6pt" style:font-weight-complex="norm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6pt" fo:language="pl" fo:country="PL" fo:font-weight="normal" style:font-size-asian="6pt" style:font-weight-asian="normal" style:font-size-complex="6pt" style:font-weight-complex="norm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 fo:font-size="11.5pt" fo:language="pl" fo:country="PL" fo:font-weight="normal" style:font-size-asian="11.5pt" style:font-weight-asian="normal" style:font-size-complex="11.5pt" style:font-weight-complex="normal"/>
    </style:style>
    <style:style style:name="P57"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1.5pt" fo:language="pl" fo:country="PL" fo:font-weight="normal" style:font-size-asian="11.5pt" style:font-weight-asian="normal" style:font-size-complex="11.5pt" style:font-weight-complex="normal"/>
    </style:style>
    <style:style style:name="P58" style:family="paragraph" style:parent-style-name="Standard">
      <style:paragraph-properties fo:margin-left="0cm" fo:margin-right="0cm" fo:margin-top="0cm" fo:margin-bottom="0cm" fo:line-height="100%" fo:text-align="start" style:justify-single-word="false" fo:text-indent="0cm" style:auto-text-indent="false"/>
      <style:text-properties style:font-name="Calibri" fo:font-size="11.5pt" fo:language="pl" fo:country="PL" fo:font-weight="normal" style:font-size-asian="11.5pt" style:font-weight-asian="normal" style:font-size-complex="11.5pt" style:font-weight-complex="norm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style:text-properties fo:color="#004586" style:font-name="Cambria" fo:font-size="20pt" fo:language="pl" fo:country="PL" fo:font-style="normal" fo:font-weight="normal" style:font-size-asian="20pt" style:font-style-asian="normal" style:font-weight-asian="normal" style:font-size-complex="20pt" style:font-style-complex="normal" style:font-weight-complex="normal"/>
    </style:style>
    <style:style style:name="P60" style:family="paragraph" style:parent-style-name="Standard">
      <style:paragraph-properties fo:margin-left="0cm" fo:margin-right="0cm" fo:margin-top="0cm" fo:margin-bottom="0cm" fo:line-height="100%" fo:text-align="start" style:justify-single-word="false" fo:text-indent="0cm" style:auto-text-indent="false"/>
      <style:text-properties fo:color="#004586" style:font-name="Calibri" fo:font-size="11.5pt" fo:language="pl" fo:country="PL" fo:font-style="normal" fo:font-weight="normal" style:font-size-asian="11.5pt" style:font-style-asian="normal" style:font-weight-asian="normal" style:font-size-complex="11.5pt" style:font-style-complex="normal" style:font-weight-complex="normal"/>
    </style:style>
    <style:style style:name="P61" style:family="paragraph" style:parent-style-name="Standard" style:master-page-name="">
      <style:paragraph-properties fo:margin-left="0cm" fo:margin-right="0cm" fo:margin-top="0cm" fo:margin-bottom="0cm" fo:line-height="100%" fo:text-align="center" style:justify-single-word="false" fo:text-indent="0cm" style:auto-text-indent="false" style:page-number="auto"/>
      <style:text-properties style:font-name="Calibri" fo:font-size="10pt" fo:language="pl" fo:country="PL" fo:font-style="normal" fo:font-weight="normal"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fo:line-height="100%" fo:text-align="justify" style:justify-single-word="false" fo:text-indent="0cm" style:auto-text-indent="false" style:page-number="auto"/>
      <style:text-properties style:font-name="Calibri" fo:font-size="12pt" fo:language="pl" fo:country="PL" style:font-size-asian="12pt" style:font-size-complex="12pt"/>
    </style:style>
    <style:style style:name="P63" style:family="paragraph" style:parent-style-name="Standard">
      <style:paragraph-properties fo:margin-left="0cm" fo:margin-right="0cm" fo:line-height="100%" fo:text-align="justify" style:justify-single-word="false" fo:text-indent="0cm" style:auto-text-indent="false"/>
      <style:text-properties style:font-name="Calibri" fo:font-size="12pt" fo:language="pl" fo:country="PL" style:font-size-asian="12pt" style:font-size-complex="12pt"/>
    </style:style>
    <style:style style:name="P64" style:family="paragraph" style:parent-style-name="Standard">
      <style:paragraph-properties fo:margin-top="0cm" fo:margin-bottom="0cm" fo:line-height="100%" fo:text-align="start" style:justify-single-word="false"/>
      <style:text-properties style:font-name="Calibri" fo:font-size="12pt" fo:language="pl" fo:country="PL" fo:font-weight="normal" style:font-size-asian="12pt" style:font-weight-asian="normal" style:font-size-complex="12pt" style:font-weight-complex="normal"/>
    </style:style>
    <style:style style:name="P65" style:family="paragraph" style:parent-style-name="Standard">
      <style:paragraph-properties fo:margin-top="0cm" fo:margin-bottom="0cm" fo:line-height="100%" fo:text-align="justify" style:justify-single-word="false"/>
      <style:text-properties style:font-name="Calibri" fo:font-size="12pt" fo:language="pl" fo:country="PL" fo:font-weight="normal" style:font-size-asian="12pt" style:font-weight-asian="normal" style:font-size-complex="12pt" style:font-weight-complex="normal"/>
    </style:style>
    <style:style style:name="P66" style:family="paragraph" style:parent-style-name="Standard">
      <style:paragraph-properties fo:margin-top="0cm" fo:margin-bottom="0cm" fo:line-height="100%" fo:text-align="justify" style:justify-single-word="false"/>
      <style:text-properties style:font-name="Calibri" fo:font-size="12pt" fo:language="pl" fo:country="PL" style:font-size-asian="12pt" style:font-size-complex="12pt"/>
    </style:style>
    <style:style style:name="P67" style:family="paragraph" style:parent-style-name="Standard" style:master-page-name="">
      <style:paragraph-properties fo:margin-left="0cm" fo:margin-right="-0.101cm" fo:margin-top="0cm" fo:margin-bottom="0cm" fo:line-height="100%" fo:text-align="start" style:justify-single-word="false" fo:text-indent="0cm" style:auto-text-indent="false" style:page-number="auto"/>
      <style:text-properties fo:color="#000000" style:font-name="Calibri" fo:font-size="12pt" fo:language="pl" fo:country="PL" style:font-size-asian="12pt" style:font-size-complex="12pt"/>
    </style:style>
    <style:style style:name="P68" style:family="paragraph" style:parent-style-name="Standard">
      <style:paragraph-properties fo:margin-left="0cm" fo:margin-right="-0.101cm" fo:margin-top="0cm" fo:margin-bottom="0cm" fo:line-height="100%" fo:text-align="start" style:justify-single-word="false" fo:text-indent="0cm" style:auto-text-indent="false"/>
      <style:text-properties fo:color="#000000" style:font-name="Calibri" fo:font-size="12pt" fo:language="pl" fo:country="PL" style:font-size-asian="12pt" style:font-size-complex="12pt"/>
    </style:style>
    <style:style style:name="P69" style:family="paragraph" style:parent-style-name="Standard">
      <style:paragraph-properties fo:margin-left="0cm" fo:margin-right="-0.101cm" fo:margin-top="0cm" fo:margin-bottom="0cm" fo:line-height="100%" fo:text-align="start" style:justify-single-word="false" fo:text-indent="0cm" style:auto-text-indent="false"/>
      <style:text-properties style:font-name="Calibri" fo:font-size="12pt" fo:language="pl" fo:country="PL" style:font-size-asian="12pt" style:font-size-complex="12pt"/>
    </style:style>
    <style:style style:name="P70" style:family="paragraph" style:parent-style-name="Standard" style:master-page-name="">
      <style:paragraph-properties fo:margin-left="0cm" fo:margin-right="-0.101cm" fo:line-height="100%" fo:text-align="start" style:justify-single-word="false" fo:text-indent="0cm" style:auto-text-indent="false" style:page-number="auto"/>
      <style:text-properties style:font-name="Calibri" fo:font-size="12pt" fo:language="pl" fo:country="PL" style:font-size-asian="12pt" style:font-size-complex="12pt"/>
    </style:style>
    <style:style style:name="P71" style:family="paragraph" style:parent-style-name="Standard">
      <style:paragraph-properties fo:margin-left="0cm" fo:margin-right="-0.101cm" fo:line-height="100%" fo:text-align="start" style:justify-single-word="false" fo:text-indent="0cm" style:auto-text-indent="false"/>
      <style:text-properties style:font-name="Calibri" fo:font-size="12pt" fo:language="pl" fo:country="PL" style:font-size-asian="12pt" style:font-size-complex="12pt"/>
    </style:style>
    <style:style style:name="P72" style:family="paragraph" style:parent-style-name="Standard" style:master-page-name="">
      <style:paragraph-properties fo:margin-left="0cm" fo:margin-right="-0.199cm" fo:line-height="100%" fo:text-align="start" style:justify-single-word="false" fo:text-indent="0cm" style:auto-text-indent="false" style:page-number="auto"/>
      <style:text-properties style:font-name="Calibri" fo:font-size="12pt" fo:language="pl" fo:country="PL" style:font-size-asian="12pt" style:font-size-complex="12pt"/>
    </style:style>
    <style:style style:name="P73" style:family="paragraph" style:parent-style-name="Standard">
      <style:paragraph-properties fo:margin-left="0cm" fo:margin-right="-0.199cm" fo:line-height="100%" fo:text-align="start" style:justify-single-word="false" fo:text-indent="0cm" style:auto-text-indent="false"/>
      <style:text-properties style:font-name="Calibri" fo:font-size="12pt" fo:language="pl" fo:country="PL" style:font-size-asian="12pt" style:font-size-complex="12pt"/>
    </style:style>
    <style:style style:name="P74" style:family="paragraph" style:parent-style-name="Standard" style:master-page-name="">
      <style:paragraph-properties fo:margin-left="0cm" fo:margin-right="-0.3cm" fo:line-height="100%" fo:text-align="start" style:justify-single-word="false" fo:text-indent="0cm" style:auto-text-indent="false" style:page-number="auto"/>
      <style:text-properties style:font-name="Calibri" fo:font-size="12pt" fo:language="pl" fo:country="PL" style:font-size-asian="12pt" style:font-size-complex="12pt"/>
    </style:style>
    <style:style style:name="P75" style:family="paragraph" style:parent-style-name="Standard">
      <style:paragraph-properties fo:margin-left="0cm" fo:margin-right="-0.3cm" fo:line-height="100%" fo:text-align="start" style:justify-single-word="false" fo:text-indent="0cm" style:auto-text-indent="false"/>
      <style:text-properties style:font-name="Calibri" fo:font-size="12pt" fo:language="pl" fo:country="PL" style:font-size-asian="12pt" style:font-size-complex="12pt"/>
    </style:style>
    <style:style style:name="P76" style:family="paragraph" style:parent-style-name="Standard">
      <style:paragraph-properties fo:margin-left="0cm" fo:margin-right="-0.3cm" fo:line-height="100%" fo:text-align="justify" style:justify-single-word="false" fo:text-indent="0cm" style:auto-text-indent="false"/>
      <style:text-properties style:font-name="Calibri" fo:font-size="12pt" fo:language="pl" fo:country="PL" style:font-size-asian="12pt" style:font-size-complex="12pt"/>
    </style:style>
    <style:style style:name="P77" style:family="paragraph" style:parent-style-name="Standard">
      <style:paragraph-properties fo:margin-left="0cm" fo:margin-right="-0.3cm" fo:line-height="115%" fo:text-align="center" style:justify-single-word="false" fo:text-indent="0cm" style:auto-text-indent="false"/>
      <style:text-properties style:font-name="Calibri" fo:font-size="12pt" fo:language="pl" fo:country="PL" style:font-size-asian="12pt" style:font-size-complex="12pt"/>
    </style:style>
    <style:style style:name="P78" style:family="paragraph" style:parent-style-name="Standard">
      <style:paragraph-properties fo:margin-left="0cm" fo:margin-right="-0.3cm" fo:margin-top="0cm" fo:margin-bottom="0cm" fo:line-height="115%" fo:text-align="center" style:justify-single-word="false" fo:text-indent="0cm" style:auto-text-indent="false"/>
      <style:text-properties style:font-name="Calibri" fo:font-size="12pt" fo:language="pl" fo:country="PL" style:font-size-asian="12pt" style:font-size-complex="12pt"/>
    </style:style>
    <style:style style:name="P79" style:family="paragraph" style:parent-style-name="Standard">
      <style:paragraph-properties fo:margin-left="0cm" fo:margin-right="-0.3cm" fo:margin-top="0cm" fo:margin-bottom="0cm" fo:line-height="100%" fo:text-align="center" style:justify-single-word="false" fo:text-indent="0cm" style:auto-text-indent="false"/>
      <style:text-properties style:font-name="Calibri" fo:font-size="12pt" fo:language="pl" fo:country="PL" style:font-size-asian="12pt" style:font-size-complex="12pt"/>
    </style:style>
    <style:style style:name="P80" style:family="paragraph" style:parent-style-name="Standard">
      <style:paragraph-properties fo:margin-left="0cm" fo:margin-right="-0.3cm" fo:margin-top="0cm" fo:margin-bottom="0cm" fo:line-height="115%" fo:text-align="center" style:justify-single-word="false" fo:text-indent="0cm" style:auto-text-indent="false"/>
      <style:text-properties style:font-name="Calibri" fo:font-size="10pt" fo:language="pl" fo:country="PL" style:font-size-asian="10pt" style:font-size-complex="10pt"/>
    </style:style>
    <style:style style:name="P81" style:family="paragraph" style:parent-style-name="Standard">
      <style:paragraph-properties fo:margin-left="0cm" fo:margin-right="-0.3cm" fo:margin-top="0cm" fo:margin-bottom="0cm" fo:line-height="100%" fo:text-align="center" style:justify-single-word="false" fo:text-indent="0cm" style:auto-text-indent="false"/>
      <style:text-properties style:font-name="Calibri" fo:font-size="10pt" fo:language="pl" fo:country="PL" style:font-size-asian="10pt" style:font-size-complex="10pt"/>
    </style:style>
    <style:style style:name="P82" style:family="paragraph" style:parent-style-name="Standard">
      <style:paragraph-properties fo:margin-left="0cm" fo:margin-right="-0.3cm" fo:margin-top="0cm" fo:margin-bottom="0cm" fo:line-height="115%" fo:text-align="center" style:justify-single-word="false" fo:text-indent="0cm" style:auto-text-indent="false"/>
      <style:text-properties style:font-name="Calibri" fo:font-size="10pt" fo:language="pl" fo:country="PL" fo:font-weight="normal" style:font-size-asian="10pt" style:font-weight-asian="normal" style:font-size-complex="10pt" style:font-weight-complex="normal"/>
    </style:style>
    <style:style style:name="P83" style:family="paragraph" style:parent-style-name="Standard" style:master-page-name="">
      <style:paragraph-properties fo:margin-left="0cm" fo:margin-right="-0.349cm" fo:margin-top="0cm" fo:margin-bottom="0cm" fo:line-height="100%" fo:text-align="start" style:justify-single-word="false" fo:text-indent="0cm" style:auto-text-indent="false" style:page-number="auto"/>
      <style:text-properties style:font-name="Calibri" fo:font-size="12pt" fo:language="pl" fo:country="PL" style:font-size-asian="12pt" style:font-size-complex="12pt"/>
    </style:style>
    <style:style style:name="P84" style:family="paragraph" style:parent-style-name="Standard">
      <style:paragraph-properties fo:line-height="100%" fo:text-align="justify" style:justify-single-word="false"/>
      <style:text-properties style:font-name="Calibri" fo:font-size="12pt" fo:language="pl" fo:country="PL" style:font-size-asian="12pt" style:font-size-complex="12pt"/>
    </style:style>
    <style:style style:name="P85" style:family="paragraph" style:parent-style-name="Standard">
      <style:paragraph-properties fo:line-height="115%" fo:text-align="center" style:justify-single-word="false"/>
      <style:text-properties style:font-name="Calibri" fo:font-size="12pt" fo:language="pl" fo:country="PL" fo:font-weight="bold" style:font-size-asian="12pt" style:font-weight-asian="bold" style:font-size-complex="12pt" style:font-weight-complex="bold"/>
    </style:style>
    <style:style style:name="P86" style:family="paragraph" style:parent-style-name="Standard">
      <style:paragraph-properties fo:line-height="100%" fo:text-align="center" style:justify-single-word="false"/>
      <style:text-properties style:font-name="Calibri" fo:font-size="12pt" fo:language="pl" fo:country="PL" fo:font-weight="bold" style:font-size-asian="12pt" style:font-weight-asian="bold" style:font-size-complex="12pt" style:font-weight-complex="bold"/>
    </style:style>
    <style:style style:name="P87" style:family="paragraph" style:parent-style-name="Standard">
      <style:paragraph-properties fo:line-height="100%" fo:text-align="justify" style:justify-single-word="false"/>
      <style:text-properties style:font-name="Calibri" fo:font-size="12pt" fo:language="pl" fo:country="PL" fo:font-weight="normal" style:font-size-asian="12pt" style:font-weight-asian="normal" style:font-size-complex="12pt" style:font-weight-complex="normal"/>
    </style:style>
    <style:style style:name="P88" style:family="paragraph" style:parent-style-name="Standard">
      <style:paragraph-properties fo:line-height="100%" fo:text-align="justify" style:justify-single-word="false"/>
    </style:style>
    <style:style style:name="P89" style:family="paragraph" style:parent-style-name="Standard">
      <style:paragraph-properties fo:line-height="100%" fo:text-align="justify" style:justify-single-word="false"/>
      <style:text-properties style:font-name="Calibri" fo:font-size="12pt" fo:language="pl" fo:country="PL" style:font-size-asian="12pt" style:font-size-complex="12pt"/>
    </style:style>
    <style:style style:name="T1" style:family="text">
      <style:text-properties fo:font-size="21pt" style:font-size-asian="21pt" style:font-size-complex="21pt"/>
    </style:style>
    <style:style style:name="T2" style:family="text">
      <style:text-properties fo:font-size="14pt" style:font-size-asian="14pt" style:font-size-complex="14pt"/>
    </style:style>
    <style:style style:name="T3" style:family="text">
      <style:text-properties fo:font-size="15pt" style:font-size-asian="15pt" style:font-size-complex="15pt"/>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6pt" fo:font-style="normal" style:font-size-asian="6pt" style:font-style-asian="normal" style:font-size-complex="6pt" style:font-style-complex="normal"/>
    </style:style>
    <style:style style:name="T10" style:family="text">
      <style:text-properties fo:font-size="11pt" style:font-size-asian="11pt" style:font-size-complex="11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color="#000000"/>
    </style:style>
    <style:style style:name="T15" style:family="text">
      <style:text-properties fo:color="#000000" fo:language="pl" fo:country="PL"/>
    </style:style>
    <style:style style:name="T16" style:family="text">
      <style:text-properties fo:color="#ff0000"/>
    </style:style>
    <style:style style:name="T17" style:family="text">
      <style:text-properties fo:color="#004586" fo:font-style="normal" fo:font-weight="normal" style:font-style-asian="normal" style:font-weight-asian="normal" style:font-style-complex="normal" style:font-weight-complex="normal"/>
    </style:style>
    <style:style style:name="T18" style:family="text">
      <style:text-properties style:text-line-through-style="none"/>
    </style:style>
    <style:style style:name="T19" style:family="text">
      <style:text-properties style:font-name="Calibri1" style:font-name-asian="Calibri1" style:font-name-complex="Calibri1"/>
    </style:style>
    <style:style style:name="T20" style:family="text">
      <style:text-properties fo:language="pl" fo:country="P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fika1" text:anchor-type="paragraph" svg:width="11.4cm" svg:height="0.088cm" draw:z-index="0"><draw:image xlink:href="Pictures/1000000000000280000000052876A81A.png" xlink:type="simple" xlink:show="embed" xlink:actuate="onLoad"/></draw:frame></text:p>
      <text:p text:style-name="P18"/>
      <text:p text:style-name="P18"/>
      <text:p text:style-name="P18"/>
      <text:p text:style-name="P18"/>
      <text:p text:style-name="P18"/>
      <text:p text:style-name="P18"/>
      <text:p text:style-name="P24">Witold <text:s/>Pelc</text:p>
      <text:p text:style-name="P25">Twórczość <text:s/>literacka</text:p>
      <text:p text:style-name="P18"/>
      <text:p text:style-name="P18"/>
      <text:p text:style-name="P18"/>
      <text:p text:style-name="P18"/>
      <text:p text:style-name="P18"/>
      <text:p text:style-name="P18"/>
      <text:p text:style-name="P18"/>
      <text:p text:style-name="P18"/>
      <text:p text:style-name="P18"/>
      <text:p text:style-name="P18"/>
      <text:p text:style-name="P26">Autorska strona internetowa</text:p>
      <text:p text:style-name="P27"><text:s/>z ukrytą niekiedy nutą muzycznego rytm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Cała zawartość autorskiej Strony internetowej </text:p>
      <text:p text:style-name="P2">podlega ochronie prawnej na mocy ustawy o prawie autorskim.</text:p>
      <text:p text:style-name="P18"/>
      <text:p text:style-name="P18"><text:soft-page-break/></text:p>
      <text:p text:style-name="P29">Tytułem wstępu parę punktów o sobie</text:p>
      <text:p text:style-name="P30"/>
      <text:p text:style-name="P28">1) <text:s/>Na początku chcę tych, którym niewygodny, przeprosić że żyję. Gdyby to ode mnie zależało, nie narażałbym innych na siebie. Skoro jednak już jestem, cieszę się danym mi życiem, zgodnie z tym co leży i nie leży w mej naturze.</text:p>
      <text:p text:style-name="P28"><text:s text:c="2"/></text:p>
      <text:p text:style-name="P28">2) <text:s/>Od dzieciństwa nieodparcie wierzyłem w Boga, w tym w Pana Jezusa i Matkę Boską. Znaczny wpływ na moją wiarę miała moja ukochana matka, a także, od strony mego ojca, ze swą znamienną historią małżeństwo Marii Pelc i Stanisława Pędzimęża, wieloletniego organisty kościelnego – założycieli wielodzietnej rodziny.</text:p>
      <text:p text:style-name="P28"/>
      <text:p text:style-name="P28">3) <text:s/>We wczesnej młodości tańczyłem w zespole Pieśni i Tańca „Lasowiacy”. Następnie jako samouk, udzielałem się w zespołach muzycznych (wokal, gitara, perkusja). Później także w wojsku.</text:p>
      <text:p text:style-name="P28"/>
      <text:p text:style-name="P28">4) <text:s/>Wprawiając się muzycznie, na poważnie zacząłem grać (w tym komponować, pisać teksty) w klubie „Od Nowa” w Toruniu. <text:s/>Najpierw w zespole „Idiom”. <text:s/>Opóźnienie w pozyskaniu</text:p>
      <text:p text:style-name="P28"><text:soft-page-break/>odpowiedniego instrumentu przeszkodziło mi w dołączeniu do zespołu „Republika” Grzegorza Ciechowskiego. <text:s/>Z Januszem Porażko i Krzysztofem Bilińskim utworzyliśmy zespół „Credo”, <text:s/>później z Mariuszem Klamannem z pewnymi sukcesami zespół „TIR”.</text:p>
      <text:p text:style-name="P28">W międzyczasie ukończyłem policealne studium o specjalności administracja państwowa.</text:p>
      <text:p text:style-name="P28"/>
      <text:p text:style-name="P28">5) <text:s/>Czas po okresie muzycznym to zagraniczne wyjazdy zarobkowe – Grecja, Francja, Włochy.</text:p>
      <text:p text:style-name="P28"/>
      <text:p text:style-name="P28">6) <text:s/>Później, po 6-letnich studiach, jako mgr teologii napisałem 2 książki. <text:s/>By uniknąć ze względów ekologicznych ich wersji papierowej, drugą najpierw z nich postanowiłem opublikować w formie elektronicznej w tejże witrynie. W końcu kto będzie chciał, może sobie ją wydrukować. Stanowi ona zbiór moich przemyśleń, do których, po życiu pełnym wrażeń, chyba każdy ma prawo.</text:p>
      <text:p text:style-name="P28"><text:s text:c="37"/></text:p>
      <text:p text:style-name="P28">Bo, posługując się logiką, tak sobie myślę, że skoro człowiek urodził się, to chyba nie został stworzony by siedzieć i milczeć, ale niejako przysługuje mu z tego tytułu prawo głosu. <text:s/>Choć z drugiej strony, </text:p>
      <text:p text:style-name="P28">przez te wszystkie grzechy, które w życiu zgromadził na swoim koncie, faktycznie powinien </text:p>
      <text:p text:style-name="P28"><text:soft-page-break/>siąść i milczeć, a do tego gorzko zapłakać.</text:p>
      <text:p text:style-name="P28">Póki co, powołując się na to prawo głosu, nim siądę i zapłaczę, a może będę czynił to równolegle, postanowiłem zanim przeminę napisać to, co mi się zdaje z wyżyny mej dojrzałości, co może komuś się do czegoś przyda, a jeśli nie, niech uleci w eter… </text:p>
      <text:p text:style-name="P28"/>
      <text:p text:style-name="P28">A ogólnie mówiąc, tak mi się zdaje, zwłaszcza teraz, kiedy właśnie z wyżyn dojrzałości widzę swoją nie zawsze pochlebną młodość, wyraźniej niż kiedykolwiek, że człowiek przychodzi na świat z łaską oglądania go, i że nic w nim nie jest jego winą ani zasługą, gdyż wszystko zostało mu dane i wszystko też zostanie mu odebrane gdy nadejdzie jego kres; ale temu człowiekowi Bóg dał na swój obraz i podobieństwo coś, co go obarcza przecież odpowiedzialnością za pobyt na tym padole – wybór miedzy dobrem a złem, wskazując: „dobro jest tym, co ciebie ze Mną połączy”. <text:s/>Czułem to zawsze, chyba nie tylko ja, w mądrości drzew, które tajemnie do siebie mówią, w śpiewie ptaków, które chwalą życie, czy w śmierci moich </text:p>
      <text:p text:style-name="P28">bliźnich, na których twarzach pozostawał uśmiech…</text:p>
      <text:p text:style-name="P28"><text:s/></text:p>
      <text:p text:style-name="P28"><text:s/></text:p>
      <text:p text:style-name="P28"><text:soft-page-break/></text:p>
      <text:p text:style-name="P28"/>
      <text:p text:style-name="P28"/>
      <text:p text:style-name="P28"/>
      <text:p text:style-name="P28"/>
      <text:p text:style-name="P28"/>
      <text:p text:style-name="P28"/>
      <text:p text:style-name="P28"/>
      <text:p text:style-name="P28">Czas przejść do mojej książki. <text:s/>Przedstawiam ją poniżej, nie od razu w całości, ale stopniowo, w odcinkach, po kilka stron. </text:p>
      <text:p text:style-name="P28">Życzę przyjemnej lektury i zachęcam do dzielenia się wrażeniami. <text:s/></text:p>
      <text:p text:style-name="P28">Kontakt: NBPJCH@wp.pl</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1"/>
      <text:p text:style-name="P18"><text:soft-page-break/></text:p>
      <text:p text:style-name="P18"/>
      <text:p text:style-name="P19"><text:s text:c="2"/><text:span text:style-name="T2">Witold „Βικτωρ” Pelc</text:span></text:p>
      <text:p text:style-name="P20"/>
      <text:p text:style-name="P20"/>
      <text:p text:style-name="P31"/>
      <text:p text:style-name="P31"/>
      <text:p text:style-name="P31"/>
      <text:p text:style-name="P31"/>
      <text:p text:style-name="P59"><text:s text:c="2"/><text:span text:style-name="T1">WYDOBYTE <text:s text:c="2"/>Z <text:s/>PRZEMIJANIA</text:span></text:p>
      <text:p text:style-name="P59"><draw:frame draw:style-name="fr1" draw:name="grafika2" text:anchor-type="paragraph" svg:width="11.4cm" svg:height="0.088cm" draw:z-index="1"><draw:image xlink:href="Pictures/1000000000000280000000052876A81A.png" xlink:type="simple" xlink:show="embed" xlink:actuate="onLoad"/></draw:frame></text:p>
      <text:p text:style-name="P59"/>
      <text:p text:style-name="P31"/>
      <text:p text:style-name="P31"/>
      <text:p text:style-name="P31"/>
      <text:p text:style-name="P31"/>
      <text:p text:style-name="P43"><text:s text:c="2"/>Filozoficzne tło Stworzenia</text:p>
      <text:p text:style-name="P43"><text:s text:c="2"/>z doczesnego punktu widzenia</text:p>
      <text:p text:style-name="P31"/>
      <text:p text:style-name="P31"/>
      <text:p text:style-name="P31"/>
      <text:p text:style-name="P31"/>
      <text:p text:style-name="P31"/>
      <text:p text:style-name="P31"/>
      <text:p text:style-name="P3"><text:s text:c="2"/><text:span text:style-name="T3">w luźnych formach</text:span></text:p>
      <text:p text:style-name="P44"><text:s text:c="2"/>literackiej wypowiedzi</text:p>
      <text:p text:style-name="P4"/>
      <text:p text:style-name="P31"/>
      <text:p text:style-name="P31"/>
      <text:p text:style-name="P31"/>
      <text:p text:style-name="P31"><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text:span text:style-name="T13">Cała zawartość Książki podlega ochronie prawnej </text:span></text:p>
      <text:p text:style-name="P2">na mocy ustawy o prawie autorskim.</text:p>
      <text:p text:style-name="P2">Copyright © Witold Pelc-21st Century. Wszelkie prawa zastrzeżone. <text:s/></text:p>
      <text:p text:style-name="P2">Dozwolone kopiowanie i drukowanie, z wyjątkiem modyfikowania. <text:s/></text:p>
      <text:p text:style-name="P2">Licencja: CC BY-NC-ND 4.0 – </text:p>
      <text:p text:style-name="P1"><text:span text:style-name="T15">zob.: </text:span><text:a xlink:type="simple" xlink:href="https://creativecommons.org/licenses/by-nc-nd/4.0/" text:style-name="Internet_20_link" text:visited-style-name="Visited_20_Internet_20_Link"><text:span text:style-name="T20">https://creativecommons.org/licenses/by-nc-nd/4.0/</text:span></text:a></text:p>
      <text:p text:style-name="P2">legalcode</text:p>
      <text:p text:style-name="P4"/>
      <text:p text:style-name="P4"/>
      <text:p text:style-name="P3"><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Układ stron elektronicznej wersji książki</text:p>
      <text:p text:style-name="P3">może się różnić od układu stron jej wersji papierowej. </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Po pierwsze<text:span text:style-name="T4"> –</text:span></text:p>
      <text:p text:style-name="P5">ku przezwyciężaniu pokus i mych słabości,</text:p>
      <text:p text:style-name="P5">bez którego to, co napisałem,</text:p>
      <text:p text:style-name="P7">nie mogłoby mieć swojego umocowania.</text:p>
      <text:p text:style-name="P5">Następnie<text:span text:style-name="T4"> –</text:span></text:p>
      <text:p text:style-name="P5">ku chwale Boga i dobru całemu Jego stworzeniu,</text:p>
      <text:p text:style-name="P5">w tym mych bliźnich,</text:p>
      <text:p text:style-name="P5">zwłaszcza mi bliższych,</text:p>
      <text:p text:style-name="P5">w tym zwłaszcza mi bliskich.</text:p>
      <text:p text:style-name="P47"/>
      <text:p text:style-name="P47"/>
      <text:p text:style-name="P44"/>
      <text:p text:style-name="P44"><text:soft-page-break/></text:p>
      <text:p text:style-name="P44">ZAMIAST <text:s/>WSTĘPU</text:p>
      <text:p text:style-name="P31"/>
      <text:p text:style-name="P48"><text:s text:c="17"/><text:span text:style-name="T5">Zalecam Ci wpierw drogi czytelniku byś,</text:span></text:p>
      <text:p text:style-name="P6"><text:s text:c="16"/>zanim przebierzesz słów tu spisanych drogi kręte,</text:p>
      <text:p text:style-name="P6"><text:s text:c="16"/>przeczytał <text:span text:style-name="T4">Pismo Święte</text:span>.</text:p>
      <text:p text:style-name="P6"><text:s text:c="17"/>_________ <text:s text:c="22"/>____________________</text:p>
      <text:p text:style-name="P6"><text:s text:c="20"/></text:p>
      <text:p text:style-name="P6"><text:s text:c="7"/>Gdy już Go przyswoisz,</text:p>
      <text:p text:style-name="P6"><text:s text:c="7"/>spokojnie możesz przejść do mej lektury,</text:p>
      <text:p text:style-name="P6"><text:s text:c="7"/>utwierdzony prawdą z Góry.</text:p>
      <text:p text:style-name="P6"/>
      <text:p text:style-name="P6"><text:s text:c="7"/>Skupmy się teraz na tym, co najważniejsze –</text:p>
      <text:p text:style-name="P6"><text:s text:c="7"/>niech to będzie tej książki pierwszą wieścią,</text:p>
      <text:p text:style-name="P6"><text:s text:c="7"/>by wyzbywać się przerostu formy nad treścią,</text:p>
      <text:p text:style-name="P6"/>
      <text:p text:style-name="P6"><text:s text:c="7"/>by pozbyć się też tej beletrystycznej próżności,</text:p>
      <text:p text:style-name="P6"><text:s text:c="7"/>bo jeśli ma ona czymś zasłynąć, niech zasłynie</text:p>
      <text:p text:style-name="P6"><text:s text:c="7"/>jedynie jak to, co pod nurt rzeczny płynie.</text:p>
      <text:p text:style-name="P6"/>
      <text:p text:style-name="P6"><text:s text:c="7"/>Nie szukajmy tu też powieściowej ciągłości,</text:p>
      <text:p text:style-name="P6"><text:s text:c="7"/>jaką zwykle książka na swych kartach mieści, <text:s/></text:p>
      <text:p text:style-name="P6"><text:s text:c="7"/>gdyż tylko Istota Rzeczy wiąże jej treści.</text:p>
      <text:p text:style-name="P6"/>
      <text:p text:style-name="P6"><text:s text:c="7"/>Są tu za to tematy raz i nie raz poruszane,</text:p>
      <text:p text:style-name="P6"><text:s text:c="7"/>a to dla obiektywniejszego spojrzenia</text:p>
      <text:p text:style-name="P6"><text:s text:c="7"/>i odpowiedniego ich zaznaczenia.</text:p>
      <text:p text:style-name="P6"/>
      <text:p text:style-name="P6"><text:s text:c="7"/>Każda myśl ma swe pole bez natłoku treści,</text:p>
      <text:p text:style-name="P6"><text:s text:c="7"/>a to dla lepszego na niej skupienia</text:p>
      <text:p text:style-name="P6"><text:s text:c="7"/>i głębszego jej przemyślenia.</text:p>
      <text:p text:style-name="P6"/>
      <text:p text:style-name="P6"><text:s text:c="7"/>Są one połączone jedynie kolejnością myśli</text:p>
      <text:p text:style-name="P6"><text:s text:c="7"/>i dla naturalności przekazu tak są spisane,</text:p>
      <text:p text:style-name="P6"><text:s text:c="7"/>kiedy i przeze mnie doznawane.</text:p>
      <text:p text:style-name="P4"><text:soft-page-break/></text:p>
      <text:p text:style-name="P4"/>
      <text:p text:style-name="P4"/>
      <text:p text:style-name="P20"/>
      <text:p text:style-name="P21"/>
      <text:p text:style-name="P21"/>
      <text:p text:style-name="P21"/>
      <text:p text:style-name="P21"/>
      <text:p text:style-name="P21"/>
      <text:p text:style-name="P6">Stanowią stwierdzenia, odpowiedzi,</text:p>
      <text:p text:style-name="P6">ale i pytania</text:p>
      <text:p text:style-name="P6">w tym naszym wiecznym ciągu poszukiwania.</text:p>
      <text:p text:style-name="P6"/>
      <text:p text:style-name="P6">Są nieraz one z sobą pewną polemiką,</text:p>
      <text:p text:style-name="P6">i te z nagłówkiem „ku zrozumieniu”</text:p>
      <text:p text:style-name="P6">odpowiadają właśnie memu poszukiwaniu i błądzeniu.</text:p>
      <text:p text:style-name="P6"/>
      <text:p text:style-name="P6">Błądzenie bowiem jest rzeczą ludzką,</text:p>
      <text:p text:style-name="P6">bo kto by sprostał raz na zawsze swą myślą Bogu nieodgadnionemu <text:s text:c="333"/></text:p>
      <text:p text:style-name="P6">i światu zastanawiającemu?</text:p>
      <text:p text:style-name="P6"/>
      <text:p text:style-name="P6">W tym jednak sztuka,</text:p>
      <text:p text:style-name="P6">by rzeczy na nasz rozum interpretować,</text:p>
      <text:p text:style-name="P6">a zarazem wobec Boga pokorę i ufność zachować.</text:p>
      <text:p text:style-name="P6"/>
      <text:p text:style-name="P6">Myślę, że resztę, jeślim czegoś nie wyjaśnił,</text:p>
      <text:p text:style-name="P6">dopowiesz sobie czytelniku sam,</text:p>
      <text:p text:style-name="P6">może zauważysz coś więcej, niż ja tu teraz do powiedzenia mam.</text:p>
      <text:p text:style-name="P6"/>
      <text:p text:style-name="P6"/>
      <text:p text:style-name="P6"/>
      <text:p text:style-name="P6"><text:s text:c="2"/></text:p>
      <text:p text:style-name="P6"/>
      <text:p text:style-name="P4"><text:s text:c="3"/>Wprowadzony tymi słowy, wejdź na mej książki niwę,</text:p>
      <text:p text:style-name="P4"><text:s text:c="3"/>byś, ilekroć ją do ręki będziesz brał,</text:p>
      <text:p text:style-name="P4"><text:s text:c="3"/>pożytek z niej jakiś miał.</text:p>
      <text:p text:style-name="P4"><text:s text:c="2"/></text:p>
      <text:p text:style-name="P4"><text:soft-page-break/></text:p>
      <text:p text:style-name="P20"/>
      <text:p text:style-name="P20"/>
      <text:p text:style-name="P20"/>
      <text:p text:style-name="P20"/>
      <text:p text:style-name="P20"/>
      <text:p text:style-name="P20"/>
      <text:p text:style-name="P20"/>
      <text:p text:style-name="P20"/>
      <text:p text:style-name="P20"/>
      <text:p text:style-name="P33"><text:s text:c="3"/>POCHWALONY <text:s text:c="3"/>NIECH <text:s text:c="3"/>BĘDZIE</text:p>
      <text:p text:style-name="P45"><text:s text:c="3"/>DZIEŃ !</text:p>
      <text:p text:style-name="P45"/>
      <text:p text:style-name="P45"/>
      <text:p text:style-name="P45"/>
      <text:p text:style-name="P31"><text:s text:c="7"/></text:p>
      <text:p text:style-name="P33"><text:s text:c="3"/>BŁOGOSŁAWIONY <text:s text:c="3"/>ZAŚ <text:s text:c="3"/>NIECH <text:s text:c="3"/>BĘDZIE</text:p>
      <text:p text:style-name="P33"><text:s text:c="3"/>DZIEŃ</text:p>
      <text:p text:style-name="P45"><text:s text:c="3"/>CIEPŁY, <text:s text:c="2"/>SŁONECZNY <text:s text:c="2"/>I <text:s text:c="2"/>NIEWIETRZNY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text:s/></text:p>
      <text:p text:style-name="P46"/>
      <text:p text:style-name="P46"/>
      <text:p text:style-name="P46"/>
      <text:p text:style-name="P46"/>
      <text:p text:style-name="P46"/>
      <text:p text:style-name="P46"/>
      <text:p text:style-name="P46"/>
      <text:p text:style-name="P46"/>
      <text:p text:style-name="P37">Na początku niespodzianka:</text:p>
      <text:p text:style-name="P39"><text:s text:c="51"/>wiedzmy to każdego ranka,</text:p>
      <text:p text:style-name="P39"><text:s text:c="51"/>by o świat ten nie zabiegać,</text:p>
      <text:p text:style-name="P41"><text:s text:c="60"/>tylko na Bogu polegać.</text:p>
      <text:p text:style-name="P39"><text:s text:c="49"/>Bo gdy <text:s/>wszyscy już zawiodą,</text:p>
      <text:p text:style-name="P39"><text:s text:c="56"/>a bliscy w pole wywiodą,</text:p>
      <text:p text:style-name="P39"><text:s text:c="50"/>gdy nawet matka zawiedzie,</text:p>
      <text:p text:style-name="P41"><text:s text:c="50"/>ON nie opuści nas w biedzie;</text:p>
      <text:p text:style-name="P39"><text:s text:c="46"/>bo sam był w życiu zdradzony</text:p>
      <text:p text:style-name="P39"><text:s text:c="50"/>i na wszystkich zawiedziony.</text:p>
      <text:p text:style-name="P39"><text:s text:c="55"/>ON wie, co to opuszczenie</text:p>
      <text:p text:style-name="P41"><text:s text:c="55"/>i w biedzie pozostawienie.</text:p>
      <text:p text:style-name="P39"><text:s text:c="48"/>Wiedzmy więc każdego ranka,</text:p>
      <text:p text:style-name="P39"><text:s text:c="51"/>że gdy zdradzi nawet matka,</text:p>
      <text:p text:style-name="P39"><text:s text:c="51"/>że choć cały świat zawiedzie –</text:p>
      <text:p text:style-name="P39"><text:s text:c="52"/>ON do końca z nami będzie.</text:p>
      <text:p text:style-name="P31"/>
      <text:p text:style-name="P31"/>
      <text:p text:style-name="P31"/>
      <text:p text:style-name="P18"><text:soft-page-break/>- 6 -</text:p>
      <text:p text:style-name="P40"/>
      <text:p text:style-name="P40"/>
      <text:p text:style-name="P40"/>
      <text:p text:style-name="P40"/>
      <text:p text:style-name="P40"/>
      <text:p text:style-name="P40"/>
      <text:p text:style-name="P50"><text:s text:c="19"/><text:span text:style-name="T6">Człowiek</text:span><text:span text:style-name="T5">,</text:span></text:p>
      <text:p text:style-name="P10"><text:s text:c="17"/><text:span text:style-name="T7">z wielką wiarą w swe siły zawzięcie budował</text:span></text:p>
      <text:p text:style-name="P6"><text:s text:c="17"/>dom swój od fundamentów aż do samych pował.</text:p>
      <text:p text:style-name="P6"><text:s text:c="17"/>Ciągle mu się zdawało, że o nowe zręby</text:p>
      <text:p text:style-name="P8"><text:s text:c="17"/>jego nowego domu czas poszczerbi zęby,</text:p>
      <text:p text:style-name="P6"><text:s text:c="17"/>że się u jego progu spłaszczy kornie fala</text:p>
      <text:p text:style-name="P6"><text:s text:c="17"/>wiecznego przemijania, co nadciąga z dala,</text:p>
      <text:p text:style-name="P6"><text:s text:c="17"/>i że dom, jego chluba, solidnie wzniesiony</text:p>
      <text:p text:style-name="P9"><text:s text:c="17"/>przetrwa po wszystkie czasy wiecznie niezniszczony.<text:span text:style-name="T8"> <text:s text:c="180"/></text:span><text:span text:style-name="T9"><text:s text:c="119"/></text:span></text:p>
      <text:p text:style-name="P9"><text:span text:style-name="T9"><text:s text:c="174"/></text:span><text:span text:style-name="T12">moja adaptacja</text:span></text:p>
      <text:p text:style-name="P53"><text:s text:c="2"/></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2"><text:soft-page-break/>- 7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3">„</text:p>
      <text:p text:style-name="P4">Nie wiadomo co się stanie, lub nie stanie,</text:p>
      <text:p text:style-name="P4">jedno pewne na tym świecie – przemijanie.</text:p>
      <text:p text:style-name="P4">Nikt i nic się nie ostoi.</text:p>
      <text:p text:style-name="P4">Mimo iż „czas rany goi”,</text:p>
      <text:p text:style-name="P4">ostatecznie wszystko minie,</text:p>
      <text:p text:style-name="P4">choć się rodzi, to zaginie.</text:p>
      <text:p text:style-name="P4">Takie prawo jest wpisane w świat doczesny,</text:p>
      <text:p text:style-name="P4">nie podlega tylko jemu Wymiar Wieczny.</text:p>
      <text:p text:style-name="P4"/>
      <text:p text:style-name="P4">Kiedy w końcu i mnie zmiecie przemijanie,</text:p>
      <text:p text:style-name="P4">niech choć po mnie pozostanie to pisanie,</text:p>
      <text:p text:style-name="P4">lecz i jego, wiem, historia przesądzona –</text:p>
      <text:p text:style-name="P4">odwiecznego przemijania nie pokona.</text:p>
      <text:p text:style-name="P49"/>
      <text:p text:style-name="P49"/>
      <text:p text:style-name="P49"/>
      <text:p text:style-name="P49"/>
      <text:p text:style-name="P49"><text:s/></text:p>
      <text:p text:style-name="P51"/>
      <text:p text:style-name="P51"/>
      <text:p text:style-name="P51"><text:s text:c="2"/></text:p>
      <text:p text:style-name="P52"><text:s/></text:p>
      <text:p text:style-name="P49"><text:s text:c="57"/></text:p>
      <text:p text:style-name="P51"/>
      <text:p text:style-name="P51"/>
      <text:p text:style-name="P51"/>
      <text:p text:style-name="P51"/>
      <text:p text:style-name="P51"/>
      <text:p text:style-name="P22"><text:s/></text:p>
      <text:p text:style-name="P22"><text:soft-page-break/>- 8 -</text:p>
      <text:p text:style-name="P51"/>
      <text:p text:style-name="P51"/>
      <text:p text:style-name="P51"/>
      <text:p text:style-name="P51"/>
      <text:p text:style-name="P51"/>
      <text:p text:style-name="P51"/>
      <text:p text:style-name="P51"/>
      <text:p text:style-name="P49"/>
      <text:p text:style-name="P42"><text:span text:style-name="T10"><text:s text:c="66"/></text:span><text:s/>„</text:p>
      <text:p text:style-name="P34"><text:s text:c="34"/>Przemijanie przemijaniem,</text:p>
      <text:p text:style-name="P34"><text:s text:c="34"/>co się ma stać, to się stanie</text:p>
      <text:p text:style-name="P34"><text:s text:c="34"/>czy to za rok, czy za lat sto;</text:p>
      <text:p text:style-name="P34"><text:s text:c="34"/>tymczasem zaś i póki co – </text:p>
      <text:p text:style-name="P34"><text:s text:c="34"/><text:span text:style-name="T4">ciesz się życiem bracie drogi,</text:span></text:p>
      <text:p text:style-name="P35"><text:s text:c="34"/>jeśli tylko niosą nogi,</text:p>
      <text:p text:style-name="P35"><text:s text:c="34"/>jeśli siły nie na bakier,</text:p>
      <text:p text:style-name="P35"><text:s text:c="34"/>jeśli zdrowie jakie takie;</text:p>
      <text:p text:style-name="P35"><text:s text:c="34"/>wciągaj mocno wiatr, powietrze</text:p>
      <text:p text:style-name="P36"><text:s text:c="34"/>jeśli dane ci to jeszcze!</text:p>
      <text:p text:style-name="P32"><text:span text:style-name="T4"><text:s text:c="41"/></text:span><text:s text:c="52"/></text:p>
      <text:p text:style-name="P40"/>
      <text:p text:style-name="P40"/>
      <text:p text:style-name="P40"/>
      <text:p text:style-name="P40"/>
      <text:p text:style-name="P40"/>
      <text:p text:style-name="P40"/>
      <text:p text:style-name="P40"/>
      <text:p text:style-name="P40"><text:s/></text:p>
      <text:p text:style-name="P40"/>
      <text:p text:style-name="P40"/>
      <text:p text:style-name="P40"/>
      <text:p text:style-name="P40"/>
      <text:p text:style-name="P22"><text:soft-page-break/>- 9 -</text:p>
      <text:p text:style-name="P40"/>
      <text:p text:style-name="P38"/>
      <text:p text:style-name="P38"/>
      <text:p text:style-name="P15"><text:s/></text:p>
      <text:p text:style-name="P16">Oto 4 stopnie degeneracji współczesnego człowieka</text:p>
      <text:p text:style-name="P16">i jego naturalnego środowiska:</text:p>
      <text:p text:style-name="P16"/>
      <text:p text:style-name="P16"/>
      <text:p text:style-name="P10">1. <text:s/>człowiek za wszelką cenę dąży do dobrobytu i konsumpcyjnego</text:p>
      <text:p text:style-name="P10"><text:s text:c="6"/>stylu życia; <text:s text:c="3"/></text:p>
      <text:p text:style-name="P64">2. <text:s/>to wymaga nadmiernej eksploatacji zasobów naturalnych,</text:p>
      <text:p text:style-name="P64"><text:s text:c="6"/>produkcji i nagromadzania <text:s/>odpadów;</text:p>
      <text:p text:style-name="P64">3. <text:s/>to z kolei powoduje degradację środowiska, <text:s/>całej przyrody <text:s/>oraz</text:p>
      <text:p text:style-name="P64"><text:s text:c="6"/>uderza <text:s/>w zdrowie i życie człowieka; <text:s text:c="2"/></text:p>
      <text:p text:style-name="P64">4. <text:s/>wobec tego <text:s/>człowiek podejmuje środki zaradcze dla ratowania</text:p>
      <text:p text:style-name="P64"><text:s text:c="6"/>siebie i środowiska, ale tylko połowiczne, bowiem nie chce <text:s text:c="2"/></text:p>
      <text:p text:style-name="P64"><text:s text:c="6"/>wyrzec się dobrobytu <text:s/>i <text:s/>konsumpcyjnego <text:s/>stylu życia. <text:s/>Wraca <text:s text:c="2"/></text:p>
      <text:p text:style-name="P64"><text:s text:c="6"/>więc do punktu „1.” <text:s/>i... <text:s text:c="2"/>wszystko zaczyna się od nowa.</text:p>
      <text:p text:style-name="P64"/>
      <text:p text:style-name="P11"><text:s text:c="5"/>Jest to błędne koło, z którego właściwie nie ma wyjścia, poza je-dnym. Jedynym „wyjściem bezpieczeństwa" jest powrót do normal-nego i naturalnego stylu życia, który sprzyja człowiekowi i przyro-dzie oraz jedna ze Stwórcą. Ale czy człowiek potrafi porzucić ten nabyty upór i okiełznać swoją „współczesną pazerność”? Nie ma innego wyjścia, musi. Bowiem jeśli nie przywróci swego instynktu samozachowawczego, nie zachowa też i sam siebie.</text:p>
      <text:p text:style-name="P11"/>
      <text:p text:style-name="P11"/>
      <text:p text:style-name="P11"/>
      <text:p text:style-name="P11"/>
      <text:p text:style-name="P56"/>
      <text:p text:style-name="P56"/>
      <text:p text:style-name="P56"/>
      <text:p text:style-name="P56"/>
      <text:p text:style-name="P56"/>
      <text:p text:style-name="P22"><text:soft-page-break/>- 10 -</text:p>
      <text:p text:style-name="P57"/>
      <text:p text:style-name="P57"/>
      <text:p text:style-name="P13"/>
      <text:p text:style-name="P13"/>
      <text:p text:style-name="P13"/>
      <text:p text:style-name="P15">„</text:p>
      <text:p text:style-name="P14"><text:s text:c="9"/>Ten kto nie pamięta przeszłości, doświadczy jej powtórzenia.</text:p>
      <text:p text:style-name="P11"><text:s text:c="89"/><text:span text:style-name="T11">George Santayana</text:span> </text:p>
      <text:p text:style-name="P12"/>
      <text:p text:style-name="P12"/>
      <text:p text:style-name="P12"/>
      <text:p text:style-name="P12"/>
      <text:p text:style-name="P12"/>
      <text:p text:style-name="P15">„</text:p>
      <text:p text:style-name="P10"><text:s text:c="6"/>Kto nie wyciąga wniosków z przeszłości, popełnia te same błędy.</text:p>
      <text:p text:style-name="P10"/>
      <text:p text:style-name="P10"/>
      <text:p text:style-name="P10"/>
      <text:p text:style-name="P10"/>
      <text:p text:style-name="P10"/>
      <text:p text:style-name="P16"><text:s/></text:p>
      <text:p text:style-name="P10"/>
      <text:p text:style-name="P10"/>
      <text:p text:style-name="P58"/>
      <text:p text:style-name="P58"/>
      <text:p text:style-name="P57"/>
      <text:p text:style-name="P57"><text:s/></text:p>
      <text:p text:style-name="P58"/>
      <text:p text:style-name="P58"/>
      <text:p text:style-name="P57"/>
      <text:p text:style-name="P58"/>
      <text:p text:style-name="P58"/>
      <text:p text:style-name="P58"/>
      <text:p text:style-name="P58"/>
      <text:p text:style-name="P60"/>
      <text:p text:style-name="P23"><text:soft-page-break/>- 11 -</text:p>
      <text:p text:style-name="P15">„</text:p>
      <text:p text:style-name="P67"><text:s text:c="6"/>Kto powiedział, że człowiek bezwzględnie jest istotą społeczną? Przyjrzyjmy się tym faktom:</text:p>
      <text:p text:style-name="P68"/>
      <text:p text:style-name="P69">1. <text:s/>Człowiek w grupie ciągle jest pod obstrzałem spojrzeń, opinii,</text:p>
      <text:p text:style-name="P69"><text:s text:c="5"/>a nieraz i pręgierzem prześladowań;</text:p>
      <text:p text:style-name="P70">2. <text:s/>stąd narażony jest na stres, podenerwowanie, a nawet i pewne</text:p>
      <text:p text:style-name="P71"><text:s text:c="5"/>dolegliwości;</text:p>
      <text:p text:style-name="P70">3. <text:s/>poddany jest płynącej od innych presji oraz niezdrowej</text:p>
      <text:p text:style-name="P71"><text:s text:c="5"/>konkurencji. <text:s text:c="10"/></text:p>
      <text:p text:style-name="P72">4. <text:s/>W grupie, przez jej liczebność, zwielokrotnia się ludzka ułomność</text:p>
      <text:p text:style-name="P73"><text:s text:c="5"/>i rozmywa indywidualna odpowiedzialność (na rzecz <text:s text:c="121"/></text:p>
      <text:p text:style-name="P73"><text:s text:c="5"/>odpowiedzialności grupowej, czyli niczyjej); <text:s text:c="5"/></text:p>
      <text:p text:style-name="P69">5. <text:s/>przez to obniża się systematycznie poziom moralności człowieka</text:p>
      <text:p text:style-name="P69"><text:s text:c="5"/>(bo skoro wszyscy tak robią, to i ja mogę; <text:s/>nadto: „z jakim <text:s text:c="2"/></text:p>
      <text:p text:style-name="P69"><text:s text:c="5"/>przestajesz, takim się stajesz”). </text:p>
      <text:p text:style-name="P69">6. <text:s/>W grupie maleje wrażliwość, a rośnie znieczulica. <text:s text:c="2"/></text:p>
      <text:p text:style-name="P69">7. <text:s/>Człowiek narażony jest w grupie na większą ilość pokus; <text:s/>żyjąc</text:p>
      <text:p text:style-name="P69"><text:s text:c="5"/>„pod ludzi”, wciąż, nawet nieświadomie, popisuje się lub zgrywa, <text:s text:c="2"/></text:p>
      <text:p text:style-name="P69"><text:s text:c="5"/>przestając być sobą, czyli podupada jego autentyczny wizerunek.</text:p>
      <text:p text:style-name="P74">8. <text:s/>Przez „zlanie się z tłumem” na drugi plan schodzi samodzielność,</text:p>
      <text:p text:style-name="P75"><text:s text:c="5"/>zaradność <text:span text:style-name="T14">oraz</text:span> siła charakteru. <text:s text:c="16"/></text:p>
      <text:p text:style-name="P83">9. <text:s/>Im większa społeczność, tym większe <text:span text:style-name="T14">zamieszanie i zamęt, a więc </text:span><text:span text:style-name="T16"><text:s/></text:span></text:p>
      <text:p text:style-name="P71"><text:s text:c="5"/>mniej wyciszenia, skupienia, rozsądku i spokojnego <text:s/></text:p>
      <text:p text:style-name="P71"><text:s text:c="5"/>zastanowienia.</text:p>
      <text:p text:style-name="P74">10. <text:s/>Powszechnie wiadomo, że w tłumie wzrasta agresja, a maleje</text:p>
      <text:p text:style-name="P75"><text:s text:c="8"/>rozwaga; <text:s/>podekscytowany tłum nie sprzyja opanowaniu. <text:s/></text:p>
      <text:p text:style-name="P75">11. <text:s/>Człowiek „rozproszony” w tłumie jest dalej od Boga (rozprasza</text:p>
      <text:p text:style-name="P75"><text:s text:c="7"/>się jego na Nim <text:s/>skupienie), w samotności i wyciszeniu zbliża się <text:s text:c="2"/></text:p>
      <text:p text:style-name="P75"><text:s text:c="7"/>do Boga (stąd tyle np. odludnych zakonów); <text:s/>gdy jest sam, </text:p>
      <text:p text:style-name="P75"><text:s text:c="7"/>o wiele więcej o Bogu myśli i jego odniesienie do Niego jest <text:s/></text:p>
      <text:p text:style-name="P75"><text:s text:c="7"/>bardziej autentyczne.</text:p>
      <text:p text:style-name="P74">12. <text:s/>Społeczność ludzi nie jest tworem jednorodnym, spójnym,</text:p>
      <text:p text:style-name="P75"><text:s text:c="7"/>autentycznym, reprezentatywnym dla każdego z osobna,</text:p>
      <text:p text:style-name="P75"><text:span text:style-name="T17"><text:s text:c="8"/></text:span>a zatem i nie wiarygodnym; gdy większość, jak zwykle bywa, </text:p>
      <text:p text:style-name="P77"><text:soft-page-break/><text:span text:style-name="T12">- 12 -</text:span> <text:s text:c="4"/></text:p>
      <text:p text:style-name="P75"><text:s text:c="7"/>nie zajmuje stanowiska obiektywnego, takowe stanowisko <text:s/></text:p>
      <text:p text:style-name="P75"><text:s text:c="7"/>jednostki „ginie w tłumie”, bo nad dobro jednostki <text:span text:style-name="T14">przekładane</text:span> <text:s text:c="2"/></text:p>
      <text:p text:style-name="P75"><text:s text:c="7"/>jest dobro i interes ogółu (jego presja i przeważający impet <text:s/></text:p>
      <text:p text:style-name="P75"><text:s text:c="7"/>zdominowują jednostkę). Presja większości, bardziej niż z <text:s/></text:p>
      <text:p text:style-name="P76"><text:s text:c="7"/>obiektywnością, związana jest z emocjonalnością.</text:p>
      <text:p text:style-name="P75">13. <text:s/>Poza tym, co tu dużo mówić, ileż to razy człowiek żyjący niby</text:p>
      <text:p text:style-name="P75"><text:s text:c="7"/>w społeczeństwie, pozostawiony jest samemu sobie i zdany <text:s/></text:p>
      <text:p text:style-name="P75"><text:s text:c="7"/>tylko na siebie, niczym opuszczony, pomijany, i nikt w jego <text:s/></text:p>
      <text:p text:style-name="P75"><text:s text:c="7"/>sprawie „nawet palcem nie kiwnie”. To, że żyje wśród innych <text:s text:c="2"/></text:p>
      <text:p text:style-name="P75"><text:s text:c="7"/>nie niweluje jego samotności, i przez to doświadcza większej <text:s/></text:p>
      <text:p text:style-name="P75"><text:s text:c="7"/>przykrości;</text:p>
      <text:p text:style-name="P75">14. <text:s/>z drugiej strony, jest taka życiowa prawda i spostrzeżenie, że</text:p>
      <text:p text:style-name="P75"><text:s text:c="7"/>„jeden człowiek może w spokoju lepiej i więcej zrobić, niż <text:s text:c="2"/></text:p>
      <text:p text:style-name="P75"><text:s text:c="7"/>dziesięciu prędkich siejących zamęt”.</text:p>
      <text:p text:style-name="P76"/>
      <text:p text:style-name="P76"/>
      <text:p text:style-name="P63"><text:s text:c="6"/><text:span text:style-name="T18">Tylko te przykłady wystarczą by stwierdzić, że społeczny chara-kter człowieka wcale nie jest tak oczywisty, jak przedstawiają to <text:s text:c="3"/>m. in. socjolodzy. Ponadto, ukazują one w sposób wyraźny prostą zależność, że czym większa społeczność, tym mniejsza możliwość normalnego, spokojnego życia. Używając skrótu myślowego można śmiało powiedzieć, <text:s/>że współcześnie, to właśnie w głównej mierze symptomy przeludnienia, niejako przespołecznienia, spychają lu-dzkość na krawędź samozatracenia. Historia wyraźnie pokazuje, <text:s text:c="3"/>że im większe powstawały cywilizacje, tym większy w nich zamęt i ich upadek.</text:span> <text:s text:c="3"/></text:p>
      <text:p text:style-name="P62"><text:s text:c="5"/>Innym argumentem może być fakt stworzenia człowieka na o-braz i podobieństwo Stwórcy, czyli jedynego Boga, pojedynczej <text:s text:c="5"/>Istoty, a nie na podobieństwo społeczności czy zastępów aniołów. <text:s text:c="6"/>W Historii Zbawienia padają określenia „wspólnota” czy „lud boży”, <text:s/>ale najważniejszą wydaje się relacja „Bóg - człowiek”, bo „Pasterz zostawia wszystkie owieczki i idzie ratować tą jedną”. Każda owie-czka z osobna jest dla Boga równie ważna. Tak więc chociaż ludzi jest pełno, to jednak każdy z osobna jest „całościową”, w pełni wy- starczalną <text:s/>czy <text:s/>reprezentatywną <text:s/>przed <text:s/>Bogiem <text:s/>istotą, <text:s/>nie zdeter- </text:p>
      <text:p text:style-name="P78"><text:soft-page-break/><text:span text:style-name="T12">- 13 -</text:span> </text:p>
      <text:p text:style-name="P17">minowaną przez jakąś sieć czy układy społeczne. Czyli żyjącą nie tyle w sieci społeczeństwa, co ze społeczeństwem. Ze społeczeń-stwem, <text:s/>z innymi, <text:s/>dzieli doczesne bytowanie <text:s/>na tej ziemi. </text:p>
      <text:p text:style-name="P62"><text:s text:c="6"/>Sam pan Jezus, z tego co widzimy w Biblii, niespecjalnie garnął się do ludzi, a kiedy już tak musiał uczynić był pełen obaw i zwykle kończyło się to dla Niego niezbyt przyjemnie. Nie przyszedł na świat by szczególnie wdawać się w związki i relacje towarzyskie, ale by się objawić i nauczać. Ciągnął za sobą tylko dwunastu apostołów, ale i pośród tej niewielkiej ich liczby doznawał wielu zawodów. Lubił raczej miejsca ustronne, a nawet pustynne. To świadczy o tym pier-wszorzędnym znaczeniu relacji z Bogiem. Relacja z ludźmi jest o tyle ważna, o ile patrzymy na nią przez pryzmat właśnie tej relacji z Bogiem; bo tylko wtedy prawdziwie będziemy szanowali innych, jeśli będziemy czcili Boga, który jest Ojcem wszystkich; szacunek wobec Boga Ojca warunkuje więc prawdziwy szacunek wobec dzieci bożych, czyli wobec bliźnich, i wtedy, jak powiedział Lucius Seneca, <text:span text:style-name="T19">„gdziekolwiek jest człowiek, tam jest okazja do życzliwości”</text:span><text:span text:style-name="T19">. Jednakże </text:span>zdanie się tylko i wyłącznie na ludzi jest wychodzeniem <text:s text:c="2"/>ze złego założenia, którzy i tak prędzej czy później zawodzą, rozcza-rowują, bo przecież wszyscy od początku jesteśmy ułomni, nie-doskonali, i ostatecznie rachunek jest prosty: bez Boga nic z nas dobrego być nie może i na nic nam się zda tzw. towarzyskie obycie czy aktywne życie społeczne.</text:p>
      <text:p text:style-name="P62"><text:s text:c="5"/>Jak więc widzimy, niewdawanie się w ścisłe relacje społeczne wcale nie musi być podyktowane nienawiścią, lecz może wynikać choćby z uzasadnionych, wiadomych obaw co do ludzi i z posia-danych przykrych z nimi doświadczeń. Zwłaszcza dzisiaj, kiedy „człowiek człowiekowi wilkiem” i jeden przez drugiego pędzi tylko za zyskiem, dobrobytem, wygodą i życiem ponad stan; wystarczy przy tym powiedzieć komuś słowo czy zdanie prawdy, i już jesteśmy „na cenzurowanym”. Ponadto, jak już zauważyliśmy, pragnienie zbliżania się do Boga i kontemplacji wymaga wyciszenia, zwolnienia tempa życia, co w kolektywie jest trudne do osiągnięcia. Ustron-ność, wyciszenie, przez swą subtelność i spokojne podejście do życia, <text:s/>może być <text:s/>wbrew pozorom <text:s/>bardziej prospołeczne <text:s/>od ciągłej <text:s text:c="291"/></text:p>
      <text:p text:style-name="P80"><text:soft-page-break/>- 14 -<text:span text:style-name="T5"> <text:s text:c="147"/></text:span></text:p>
      <text:p text:style-name="P17">towarzyskości, która już niejednego wypaczyła i sprowadziła na ma-nowce i wcale nie musi ostatecznie służyć dobru wspólnemu, co uderza przecież <text:s/>w społeczeństwo. </text:p>
      <text:p text:style-name="P62"><text:s text:c="4"/>Należałoby zatem mówić raczej o społeczeństwie dzieci czy stworzeń bożych, niż o społeczeństwie „towarzyszy” czy obywateli. A poza tym, pomyśl sobie, że jesteś tylko ty i Bóg, i nikt „pośrodku”, wtedy wyraźniej Go „ujrzysz”, a także swoją przed Nim odpowie-dzialność.</text:p>
      <text:p text:style-name="P63"><text:s text:c="9"/></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1"><text:soft-page-break/>- 15 -</text:p>
      <text:p text:style-name="P79"/>
      <text:p text:style-name="P79"><text:s text:c="147"/></text:p>
      <text:p text:style-name="P85">„</text:p>
      <text:p text:style-name="P84"><text:s text:c="5"/>Słabi jesteśmy, gdy ciągle szukamy jakiegoś towarzystwa, spo-tkań i przesadnie uzależniamy się od ludzi, co zwykle idzie w parze <text:s/>z uzależnianiem się od rzeczy materialnych. Nie sztuka bowiem cze-rpać ustawicznie z tego pociechę, ale trwać w wierności i takiej wierze, która pozwoliłaby nam cierpliwie czekać dopiero na to spo-tkanie z Panem. Ponieważ kto wierzy niezłomnie w Pana, nie szuka <text:s/>tutaj <text:s/>zbyt <text:s/>wiel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0"><text:soft-page-break/>- 16 -<text:span text:style-name="T5"> <text:s text:c="146"/></text:span></text:p>
      <text:p text:style-name="P85">„</text:p>
      <text:p text:style-name="P84"><text:s text:c="3"/>Przeludnienie (czyli de facto przerost, przeładowanie, jakby przeformizowanie), z uwagi na to, że człowiek od zarania jest no-sicielem grzesznej natury, w oczywisty sposób prowadzi do jej ku-mulacji. Pół biedy, gdyby wszyscy parali się tym co trzeba, czyli pracą na roli oraz pracami służącymi bezpośrednio zaspokajaniu egzystencjalnych <text:s/>potrzeb. Dziś jednak wszyscy chcą żyć wygodnie, <text:s/>i nieważne czyim i jakim kosztem, ważne jest jak najlepsze „usa-dowienie się” w tym ściśniętym społeczeństwie. Stwarza ono do-skonałą okazję dla ludzi najniższych moralnie; przez wtopienie się czy zlanie się z tłumem, wykorzystując towarzyszące mu zamiesza-nie i zamęt, łatwo mogą ukryć i realizować swoje niecne zamiary. <text:s/></text:p>
      <text:p text:style-name="P84"/>
      <text:p text:style-name="P84"><text:s text:c="5"/>W przeludnieniu otwierają się szerokie możliwości „żerowania na innych”, powstają przeróżne grupy interesów, potężnieje pokusa dorabiania się na innych czy robienia na innych biznesu; bo skoro jest nas tak dużo, to dlaczego tego nie wykorzystać? W konse-kwencji człowiek ze swej podmiotowości staje się środkiem do celu i zaczyna liczyć się o tyle, o ile można na nim zrobić interes. Tak paradoksalnie, na kanwie obecnych tendencji prospołecznych podsycanych i obliczonych głównie na efekt polityczny i ekono-miczny, powstają twory antyspołeczne, jak gdyby nowotworowe komórki „organizmu społecznego”.</text:p>
      <text:p text:style-name="P84"><text:s text:c="4"/></text:p>
      <text:p text:style-name="P84"><text:s text:c="5"/>Przeludnienie zawęża pole manewru, przestrzeń życiową, pole dla autonomicznego, normalnego życia. W tym natłoku już nieje-den „wpadł w niewłaściwe czy złe towarzystwo”, z którego trudno mu się było później wyzwolić. Po pierwsze dlatego, że „z kim prze-stajesz, takim się stajesz”, po drugie – zerwanie z niewłaściwą ko-mitywą wymaga zazwyczaj „ofiary”, a po trzecie – z kimś w tym natłoku trzeba trzymać i trudno żyć niezależnie. Tworzą się więc takie „towarzystwa wzajemnej adoracji, hołubienia, przytakiwania”, a ciągłe obracanie się w takich kręgach potrafi niewąsko przekręcić w głowie, utrwalając chorą mentalność i w opozycji do obiektywne-</text:p>
      <text:p text:style-name="P80"><text:soft-page-break/>- 17 -<text:span text:style-name="T5"> <text:s text:c="145"/></text:span></text:p>
      <text:p text:style-name="P84">go subiektywne widzenie rzeczywistości. I ta ich próżna racja bytu zdaje się nie mieć sobie nic do zarzucenia.</text:p>
      <text:p text:style-name="P84"><text:s text:c="54"/></text:p>
      <text:p text:style-name="P84"><text:s text:c="3"/>Kiedyś społeczności były opartym na wspólnej bogobojnej kulturze i tradycji powiązaniem niezależnie działających na wła-snych zagonach osób i rodzin, którym nie w głowie była jakakol- <text:s text:c="5"/>wiek próżność i marnowanie czasu na sprawy moralnie wątpliwe. Powściągliwość i skromność były nie tyle cnotą, co standardem. Istotne było człowieczeństwo, a nie jakieś abstrakcyjne społe-czeństwo. Dziś umniejsza się znaczenie tych cech na drodze reali-zacji obsesji nieograniczonej wolności i „rozwoju” społeczeństw. Pod pozorem nieodzowności obywatelskich swobód i dobrobytu dla każdego w społeczeństwie, a w rzeczywistości ich przerostu, niszczy się tak naprawdę to, co w duchu bogobojności rzeczywiście powinno łączyć ludzi. Szczytowa więc, czyli najbardziej dojrzała wcześniejsza koegzystencja międzyludzka, umknęła nam z hasłem <text:s/>wyimaginowanego <text:s/>„rozwoju <text:s/>społecznego”.</text:p>
      <text:p text:style-name="P84"/>
      <text:p text:style-name="P84"><text:s text:c="5"/>Trudno się dziwić, że dziś, uważające się za nowoczesne społe-czeństwa, staczają się po równi pochyłej. Bo do czegóż może pro-wadzić przerost masy ludzi o grzesznej naturze. Giną w tłumie nawet jednostki o najsilniejszych charakterach, bo narzucany ciągle przez ciasne otoczenie nienaturalny, o podupadającej moralności styl życia wypiera prędzej czy później obiektywne patrzenie na świat. W ten sposób wycinek „chorej” rzeczywistości staje się dla kogoś wyznacznikiem całej rzeczywistości. Pozornie funkcjonuje normalnie, lecz jego wewnętrzne „ja” ulega wynaturzeniu, „nała-dowując się” bez przerwy forsowanymi w stłoczonym społe-czeństwie nowymi „wartościami”, poglądami i zwyczajami. Jest to jak „konstruowanie bomby z opóźnionym zapłonem”, gdyż każda kumulacja doprowadza w końcu w jakiejś formie do wyładowania. Można sobie wyobrazić jaki „potencjał bombowy” tworzy <text:s/>się w przypadku zmanierowanych, samonapędzających się całych grup społecznych, np. spośród tak zwanych artystów, polityków, dzien-nikarzy czy naukowców. Powodem jest tutaj punkt widzenia, punkt <text:s text:c="641"/></text:p>
      <text:p text:style-name="P80"><text:soft-page-break/>- 18 -</text:p>
      <text:p text:style-name="P84">odniesienia, to, w czym się tkwi. <text:s text:c="2"/></text:p>
      <text:p text:style-name="P84"/>
      <text:p text:style-name="P84"><text:s text:c="8"/>Przeludnienie może nie byłoby niczym złym, gdybyśmy z natury </text:p>
      <text:p text:style-name="P84">byli nieskazitelni. Nie wzięliśmy jednak pod uwagę prawdziwej natury człowieka, stąd zamiast idealnych i rozwiniętych społe-czeństw, jakimi miały być w założeniu, mamy społeczeństwa stło-czone i skancerowane niezliczonymi wypaczeniami. I coraz trudniej znaleźć kogoś, kto nie byłby zmanierowany, pochłonięty czymś niewłaściwym i nieuporządkowanym, czy wręcz opętany. Nawet wśród kapłanów, których styl życia przebiega jakby nieco na uboczu, w odsuniętych, samo rządzących się kwaterach. Wszystko to są konsekwencje pogrążania się w złudnej i bezkrytycznej idei nieograniczonego rozwoju nowoczesnego społeczeństwa ludzkiego.</text:p>
      <text:p text:style-name="P84"><text:s text:c="4"/></text:p>
      <text:p text:style-name="P66"><text:s text:c="5"/>Trzeba też wspomnieć, że w dzisiejszej dobie nie ma nic lep-szego jak przeludnienie dla przenoszenia się wirusów i chorób, a współczesna masowa mania podróżowania dodaje tutaj tylko „oliwy do ognia”. Kiedyś epidemie dziesiątkowały głównie ludność całych miast, dziś pandemie dziesiątkują można powiedzieć ludność całych krajów. Tak oto tymi sposoby przerośnięte ludzkie społe-czeństwo zaczyna „pożerać własne dzieci”, tym bardziej przy takich negatywnych do tego skutkach przeludnienia jak wręcz rabunkowe zużywanie zasobów naturalnych, galopujące uprzemysłowienie sku-tkujące zanieczyszczeniem i degradacją środowiska naturalnego, życie ponad stan jednych kosztem głodu i ubóstwa innych, prze-ciążenie systemów zdrowia, obniżenie jakości usług itp. – <text:s/>które to składają się na ogólny spadek jakości życia.</text:p>
      <text:p text:style-name="P84"/>
      <text:p text:style-name="P87"><text:s text:c="7"/>Cały powyższy opis nie jest pochwałą izolacji, lecz refleksją nad tym, że prawdziwe człowieczeństwo nie zawsze rodzi się w tłumie, że może człowiek jest istotą relacyjną, ale niekoniecznie społecznie stłoczoną, że człowiek potrzebuje drugiego człowieka – ale nie tłumu, potrzebuje relacji – ale nie systemu, potrzebuje bliskości – <text:s text:c="2"/>ale nie presji, że być może człowiek nie jest istotą społeczną w sensie <text:s/>strukturalnym, <text:s/>lecz istotą duchowo-relacyjną <text:s/>– <text:s/>zdolną <text:s/>do </text:p>
      <text:p text:style-name="P82"><text:soft-page-break/>- 19 -</text:p>
      <text:p text:style-name="P65">głębokiego kontaktu, ale niekoniecznie do życia w przerośniętym stadzie.</text:p>
      <text:p text:style-name="P65"><text:s/></text:p>
      <text:p text:style-name="P65"><text:s text:c="6"/>Ważne jest przypomnienie i uświadomienie sobie, że: cisza nie jest pustką, lecz przestrzenią dla prawdy; relacja nie musi być spo-łecznością, by była głęboka; wyciszenie, a nawet samotność, nie musi być izolacją, lecz może być źródłem siły. W świecie, który forsuje „bycie razem” jako wartość samą w sobie, nie przestaje świecić Latarnia dla tych, którzy szukają sensu poza tłumem, cha-osem i zamętem. I oczywiście najważniejsze jest na koniec, by ta cała <text:s/>Refleksja... <text:s/>nie zginęła w tłumie.</text:p>
      <text:p text:style-name="P84"/>
      <text:p text:style-name="P84"/>
      <text:p text:style-name="P84"/>
      <text:p text:style-name="P84"/>
      <text:p text:style-name="P84"/>
      <text:p text:style-name="P84"/>
      <text:p text:style-name="P84"/>
      <text:p text:style-name="P84"/>
      <text:p text:style-name="P84"/>
      <text:p text:style-name="P84"/>
      <text:p text:style-name="P86">(C.d.n.)</text:p>
      <text:p text:style-name="P87"/>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1"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cm" fo:margin-bottom="1.3cm" fo:margin-left="1.6cm" fo:margin-right="1.6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9H43M3S</meta:editing-duration>
    <meta:editing-cycles>115</meta:editing-cycles>
    <meta:generator>OpenOffice/4.1.12$Win32 OpenOffice.org_project/4112m1$Build-9809</meta:generator>
    <dc:date>2025-11-14T15:30:17.60</dc:date>
    <meta:document-statistic meta:table-count="0" meta:image-count="2" meta:object-count="0" meta:page-count="27" meta:paragraph-count="276" meta:word-count="3278" meta:character-count="26936"/>
    <meta:user-defined meta:name="Info 1"/>
    <meta:user-defined meta:name="Info 2"/>
    <meta:user-defined meta:name="Info 3"/>
    <meta:user-defined meta:name="Info 4"/>
  </office:meta>
</office:document-meta>
</file>